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PIN_OUT</text:p>
            <text:p>@Arduino</text:p>
          </table:table-cell>
          <table:table-cell office:value-type="string" calcext:value-type="string">
            <text:p>VPIN_OUT</text:p>
            <text:p>@MCM</text:p>
          </table:table-cell>
          <table:table-cell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table:formula="of:=[.B2]/[.A2]*100" office:value-type="float" office:value="78" calcext:value-type="float">
            <text:p>78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179" calcext:value-type="float">
            <text:p>0.179</text:p>
          </table:table-cell>
          <table:table-cell table:formula="of:=[.B3]/[.A3]*100" office:value-type="float" office:value="89.5" calcext:value-type="float">
            <text:p>89.5</text:p>
          </table:table-cell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265" calcext:value-type="float">
            <text:p>0.265</text:p>
          </table:table-cell>
          <table:table-cell table:formula="of:=[.B4]/[.A4]*100" office:value-type="float" office:value="88.3333333333333" calcext:value-type="float">
            <text:p>88.3333333333333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363" calcext:value-type="float">
            <text:p>0.363</text:p>
          </table:table-cell>
          <table:table-cell table:formula="of:=[.B5]/[.A5]*100" office:value-type="float" office:value="90.75" calcext:value-type="float">
            <text:p>90.7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454" calcext:value-type="float">
            <text:p>0.454</text:p>
          </table:table-cell>
          <table:table-cell table:formula="of:=[.B6]/[.A6]*100" office:value-type="float" office:value="90.8" calcext:value-type="float">
            <text:p>90.8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.545" calcext:value-type="float">
            <text:p>0.545</text:p>
          </table:table-cell>
          <table:table-cell table:formula="of:=[.B7]/[.A7]*100" office:value-type="float" office:value="90.8333333333333" calcext:value-type="float">
            <text:p>90.8333333333333</text:p>
          </table:table-cell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635" calcext:value-type="float">
            <text:p>0.635</text:p>
          </table:table-cell>
          <table:table-cell table:formula="of:=[.B8]/[.A8]*100" office:value-type="float" office:value="90.7142857142857" calcext:value-type="float">
            <text:p>90.7142857142857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728" calcext:value-type="float">
            <text:p>0.728</text:p>
          </table:table-cell>
          <table:table-cell table:formula="of:=[.B9]/[.A9]*100" office:value-type="float" office:value="91" calcext:value-type="float">
            <text:p>91</text:p>
          </table:table-cell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0.814" calcext:value-type="float">
            <text:p>0.814</text:p>
          </table:table-cell>
          <table:table-cell table:formula="of:=[.B10]/[.A10]*100" office:value-type="float" office:value="90.4444444444444" calcext:value-type="float">
            <text:p>90.44444444444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07" calcext:value-type="float">
            <text:p>0.907</text:p>
          </table:table-cell>
          <table:table-cell table:formula="of:=[.B11]/[.A11]*100" office:value-type="float" office:value="90.7" calcext:value-type="float">
            <text:p>90.7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[.B12]/[.A12]*100" office:value-type="float" office:value="90.9090909090909" calcext:value-type="float">
            <text:p>90.9090909090909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.091" calcext:value-type="float">
            <text:p>1.091</text:p>
          </table:table-cell>
          <table:table-cell table:formula="of:=[.B13]/[.A13]*100" office:value-type="float" office:value="90.9166666666667" calcext:value-type="float">
            <text:p>90.9166666666667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1.181" calcext:value-type="float">
            <text:p>1.181</text:p>
          </table:table-cell>
          <table:table-cell table:formula="of:=[.B14]/[.A14]*100" office:value-type="float" office:value="90.8461538461538" calcext:value-type="float">
            <text:p>90.8461538461538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274" calcext:value-type="float">
            <text:p>1.274</text:p>
          </table:table-cell>
          <table:table-cell table:formula="of:=[.B15]/[.A15]*100" office:value-type="float" office:value="91" calcext:value-type="float">
            <text:p>91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.367" calcext:value-type="float">
            <text:p>1.367</text:p>
          </table:table-cell>
          <table:table-cell table:formula="of:=[.B16]/[.A16]*100" office:value-type="float" office:value="91.1333333333333" calcext:value-type="float">
            <text:p>91.1333333333333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1.461" calcext:value-type="float">
            <text:p>1.461</text:p>
          </table:table-cell>
          <table:table-cell table:formula="of:=[.B17]/[.A17]*100" office:value-type="float" office:value="91.3125" calcext:value-type="float">
            <text:p>91.3125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1.546" calcext:value-type="float">
            <text:p>1.546</text:p>
          </table:table-cell>
          <table:table-cell table:formula="of:=[.B18]/[.A18]*100" office:value-type="float" office:value="90.9411764705882" calcext:value-type="float">
            <text:p>90.9411764705882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1.639" calcext:value-type="float">
            <text:p>1.639</text:p>
          </table:table-cell>
          <table:table-cell table:formula="of:=[.B19]/[.A19]*100" office:value-type="float" office:value="91.0555555555555" calcext:value-type="float">
            <text:p>91.0555555555555</text:p>
          </table:table-cell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1.733" calcext:value-type="float">
            <text:p>1.733</text:p>
          </table:table-cell>
          <table:table-cell table:formula="of:=[.B20]/[.A20]*100" office:value-type="float" office:value="91.2105263157895" calcext:value-type="float">
            <text:p>91.210526315789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824" calcext:value-type="float">
            <text:p>1.824</text:p>
          </table:table-cell>
          <table:table-cell table:formula="of:=[.B21]/[.A21]*100" office:value-type="float" office:value="91.2" calcext:value-type="float">
            <text:p>91.2</text:p>
          </table:table-cell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1.917" calcext:value-type="float">
            <text:p>1.917</text:p>
          </table:table-cell>
          <table:table-cell table:formula="of:=[.B22]/[.A22]*100" office:value-type="float" office:value="91.2857142857143" calcext:value-type="float">
            <text:p>91.2857142857143</text:p>
          </table:table-cell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.01" calcext:value-type="float">
            <text:p>2.01</text:p>
          </table:table-cell>
          <table:table-cell table:formula="of:=[.B23]/[.A23]*100" office:value-type="float" office:value="91.3636363636364" calcext:value-type="float">
            <text:p>91.3636363636364</text:p>
          </table:table-cell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2.097" calcext:value-type="float">
            <text:p>2.097</text:p>
          </table:table-cell>
          <table:table-cell table:formula="of:=[.B24]/[.A24]*100" office:value-type="float" office:value="91.1739130434783" calcext:value-type="float">
            <text:p>91.1739130434783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2.188" calcext:value-type="float">
            <text:p>2.188</text:p>
          </table:table-cell>
          <table:table-cell table:formula="of:=[.B25]/[.A25]*100" office:value-type="float" office:value="91.1666666666667" calcext:value-type="float">
            <text:p>91.1666666666667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2.281" calcext:value-type="float">
            <text:p>2.281</text:p>
          </table:table-cell>
          <table:table-cell table:formula="of:=[.B26]/[.A26]*100" office:value-type="float" office:value="91.24" calcext:value-type="float">
            <text:p>91.24</text:p>
          </table:table-cell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2.372" calcext:value-type="float">
            <text:p>2.372</text:p>
          </table:table-cell>
          <table:table-cell table:formula="of:=[.B27]/[.A27]*100" office:value-type="float" office:value="91.2307692307692" calcext:value-type="float">
            <text:p>91.2307692307692</text:p>
          </table:table-cell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2.46" calcext:value-type="float">
            <text:p>2.46</text:p>
          </table:table-cell>
          <table:table-cell table:formula="of:=[.B28]/[.A28]*100" office:value-type="float" office:value="91.1111111111111" calcext:value-type="float">
            <text:p>91.1111111111111</text:p>
          </table:table-cell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2.553" calcext:value-type="float">
            <text:p>2.553</text:p>
          </table:table-cell>
          <table:table-cell table:formula="of:=[.B29]/[.A29]*100" office:value-type="float" office:value="91.1785714285714" calcext:value-type="float">
            <text:p>91.1785714285714</text:p>
          </table:table-cell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2.646" calcext:value-type="float">
            <text:p>2.646</text:p>
          </table:table-cell>
          <table:table-cell table:formula="of:=[.B30]/[.A30]*100" office:value-type="float" office:value="91.2413793103448" calcext:value-type="float">
            <text:p>91.24137931034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736" calcext:value-type="float">
            <text:p>2.736</text:p>
          </table:table-cell>
          <table:table-cell table:formula="of:=[.B31]/[.A31]*100" office:value-type="float" office:value="91.2" calcext:value-type="float">
            <text:p>91.2</text:p>
          </table:table-cell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2.83" calcext:value-type="float">
            <text:p>2.83</text:p>
          </table:table-cell>
          <table:table-cell table:formula="of:=[.B32]/[.A32]*100" office:value-type="float" office:value="91.2903225806452" calcext:value-type="float">
            <text:p>91.2903225806452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2.92" calcext:value-type="float">
            <text:p>2.92</text:p>
          </table:table-cell>
          <table:table-cell table:formula="of:=[.B33]/[.A33]*100" office:value-type="float" office:value="91.25" calcext:value-type="float">
            <text:p>91.25</text:p>
          </table:table-cell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3.011" calcext:value-type="float">
            <text:p>3.011</text:p>
          </table:table-cell>
          <table:table-cell table:formula="of:=[.B34]/[.A34]*100" office:value-type="float" office:value="91.2424242424242" calcext:value-type="float">
            <text:p>91.2424242424242</text:p>
          </table:table-cell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3.107" calcext:value-type="float">
            <text:p>3.107</text:p>
          </table:table-cell>
          <table:table-cell table:formula="of:=[.B35]/[.A35]*100" office:value-type="float" office:value="91.3823529411765" calcext:value-type="float">
            <text:p>91.3823529411765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3.195" calcext:value-type="float">
            <text:p>3.195</text:p>
          </table:table-cell>
          <table:table-cell table:formula="of:=[.B36]/[.A36]*100" office:value-type="float" office:value="91.2857142857143" calcext:value-type="float">
            <text:p>91.2857142857143</text:p>
          </table:table-cell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3.288" calcext:value-type="float">
            <text:p>3.288</text:p>
          </table:table-cell>
          <table:table-cell table:formula="of:=[.B37]/[.A37]*100" office:value-type="float" office:value="91.3333333333333" calcext:value-type="float">
            <text:p>91.3333333333333</text:p>
          </table:table-cell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3.381" calcext:value-type="float">
            <text:p>3.381</text:p>
          </table:table-cell>
          <table:table-cell table:formula="of:=[.B38]/[.A38]*100" office:value-type="float" office:value="91.3783783783784" calcext:value-type="float">
            <text:p>91.3783783783784</text:p>
          </table:table-cell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3.466" calcext:value-type="float">
            <text:p>3.466</text:p>
          </table:table-cell>
          <table:table-cell table:formula="of:=[.B39]/[.A39]*100" office:value-type="float" office:value="91.2105263157895" calcext:value-type="float">
            <text:p>91.2105263157895</text:p>
          </table:table-cell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3.562" calcext:value-type="float">
            <text:p>3.562</text:p>
          </table:table-cell>
          <table:table-cell table:formula="of:=[.B40]/[.A40]*100" office:value-type="float" office:value="91.3333333333333" calcext:value-type="float">
            <text:p>91.33333333333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652" calcext:value-type="float">
            <text:p>3.652</text:p>
          </table:table-cell>
          <table:table-cell table:formula="of:=[.B41]/[.A41]*100" office:value-type="float" office:value="91.3" calcext:value-type="float">
            <text:p>91.3</text:p>
          </table:table-cell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3.743" calcext:value-type="float">
            <text:p>3.743</text:p>
          </table:table-cell>
          <table:table-cell table:formula="of:=[.B42]/[.A42]*100" office:value-type="float" office:value="91.2926829268293" calcext:value-type="float">
            <text:p>91.2926829268293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3.833" calcext:value-type="float">
            <text:p>3.833</text:p>
          </table:table-cell>
          <table:table-cell table:formula="of:=[.B43]/[.A43]*100" office:value-type="float" office:value="91.2619047619048" calcext:value-type="float">
            <text:p>91.2619047619048</text:p>
          </table:table-cell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float" office:value="3.926" calcext:value-type="float">
            <text:p>3.926</text:p>
          </table:table-cell>
          <table:table-cell table:formula="of:=[.B44]/[.A44]*100" office:value-type="float" office:value="91.3023255813954" calcext:value-type="float">
            <text:p>91.3023255813954</text:p>
          </table:table-cell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4.015" calcext:value-type="float">
            <text:p>4.015</text:p>
          </table:table-cell>
          <table:table-cell table:formula="of:=[.B45]/[.A45]*100" office:value-type="float" office:value="91.25" calcext:value-type="float">
            <text:p>91.25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4.108" calcext:value-type="float">
            <text:p>4.108</text:p>
          </table:table-cell>
          <table:table-cell table:formula="of:=[.B46]/[.A46]*100" office:value-type="float" office:value="91.2888888888889" calcext:value-type="float">
            <text:p>91.2888888888889</text:p>
          </table:table-cell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float" office:value="4.198" calcext:value-type="float">
            <text:p>4.198</text:p>
          </table:table-cell>
          <table:table-cell table:formula="of:=[.B47]/[.A47]*100" office:value-type="float" office:value="91.2608695652174" calcext:value-type="float">
            <text:p>91.2608695652174</text:p>
          </table:table-cell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4.289" calcext:value-type="float">
            <text:p>4.289</text:p>
          </table:table-cell>
          <table:table-cell table:formula="of:=[.B48]/[.A48]*100" office:value-type="float" office:value="91.2553191489362" calcext:value-type="float">
            <text:p>91.2553191489362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4.382" calcext:value-type="float">
            <text:p>4.382</text:p>
          </table:table-cell>
          <table:table-cell table:formula="of:=[.B49]/[.A49]*100" office:value-type="float" office:value="91.2916666666667" calcext:value-type="float">
            <text:p>91.2916666666667</text:p>
          </table:table-cell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4.472" calcext:value-type="float">
            <text:p>4.472</text:p>
          </table:table-cell>
          <table:table-cell table:formula="of:=[.B50]/[.A50]*100" office:value-type="float" office:value="91.265306122449" calcext:value-type="float">
            <text:p>91.2653061224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.565" calcext:value-type="float">
            <text:p>4.565</text:p>
          </table:table-cell>
          <table:table-cell table:formula="of:=[.B51]/[.A51]*100" office:value-type="float" office:value="91.3" calcext:value-type="float">
            <text:p>9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1T17:35:41.924483363</meta:creation-date>
    <dc:date>2021-09-01T17:46:28.209679539</dc:date>
    <meta:editing-duration>PT24S</meta:editing-duration>
    <meta:editing-cycles>1</meta:editing-cycles>
    <meta:document-statistic meta:table-count="1" meta:cell-count="152" meta:object-count="0"/>
    <meta:generator>LibreOffice/7.0.6.2$MacOSX_X86_64 LibreOffice_project/144abb84a525d8e30c9dbbefa69cbbf2d8d4ae3b</meta:generator>
  </office:meta>
</office:document-meta>
</file>